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2.2756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1.1457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2.4409in"/>
    </style:style>
    <style:style style:name="co9" style:family="table-column">
      <style:table-column-properties fo:break-before="auto" style:column-width="2.1098in"/>
    </style:style>
    <style:style style:name="co10" style:family="table-column">
      <style:table-column-properties fo:break-before="auto" style:column-width="2.4827in"/>
    </style:style>
    <style:style style:name="co11" style:family="table-column">
      <style:table-column-properties fo:break-before="auto" style:column-width="2.1516in"/>
    </style:style>
    <style:style style:name="co12" style:family="table-column">
      <style:table-column-properties fo:break-before="auto" style:column-width="2.4209in"/>
    </style:style>
    <style:style style:name="co13" style:family="table-column">
      <style:table-column-properties fo:break-before="auto" style:column-width="2.089in"/>
    </style:style>
    <style:style style:name="co14" style:family="table-column">
      <style:table-column-properties fo:break-before="auto" style:column-width="0.8555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626in"/>
    </style:style>
    <style:style style:name="co17" style:family="table-column">
      <style:table-column-properties fo:break-before="auto" style:column-width="2.0264in"/>
    </style:style>
    <style:style style:name="co18" style:family="table-column">
      <style:table-column-properties fo:break-before="auto" style:column-width="1.6953in"/>
    </style:style>
    <style:style style:name="co19" style:family="table-column">
      <style:table-column-properties fo:break-before="auto" style:column-width="2.2862in"/>
    </style:style>
    <style:style style:name="co20" style:family="table-column">
      <style:table-column-properties fo:break-before="auto" style:column-width="1.9543in"/>
    </style:style>
    <style:style style:name="co21" style:family="table-column">
      <style:table-column-properties fo:break-before="auto" style:column-width="0.7102in"/>
    </style:style>
    <style:style style:name="co22" style:family="table-column">
      <style:table-column-properties fo:break-before="auto" style:column-width="1.7571in"/>
    </style:style>
    <style:style style:name="co23" style:family="table-column">
      <style:table-column-properties fo:break-before="auto" style:column-width="2.2965in"/>
    </style:style>
    <style:style style:name="co24" style:family="table-column">
      <style:table-column-properties fo:break-before="auto" style:column-width="1.9646in"/>
    </style:style>
    <style:style style:name="co25" style:family="table-column">
      <style:table-column-properties fo:break-before="auto" style:column-width="1.3736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_Switch to release m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normal_search_positions_generated</text:p>
          </table:table-cell>
          <table:table-cell office:value-type="string" calcext:value-type="string">
            <text:p>q_search_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stand_pat_cutoffs</text:p>
          </table:table-cell>
          <table:table-cell office:value-type="string" calcext:value-type="string">
            <text:p>normal_search_cutoffs</text:p>
          </table:table-cell>
          <table:table-cell office:value-type="string" calcext:value-type="string">
            <text:p>q_search_cutoffs</text:p>
          </table:table-cell>
          <table:table-cell office:value-type="string" calcext:value-type="string">
            <text:p>normal_search_best_move_first_count</text:p>
          </table:table-cell>
          <table:table-cell office:value-type="string" calcext:value-type="string">
            <text:p>q_search_best_move_first_count</text:p>
          </table:table-cell>
          <table:table-cell office:value-type="string" calcext:value-type="string">
            <text:p>normal_search_nodes_with_best_move</text:p>
          </table:table-cell>
          <table:table-cell office:value-type="string" calcext:value-type="string">
            <text:p>q_search_nodes_with_best_move</text:p>
          </table:table-cell>
          <table:table-cell office:value-type="string" calcext:value-type="string">
            <text:p>normal_search_sum_of_cutoff_indices</text:p>
          </table:table-cell>
          <table:table-cell office:value-type="string" calcext:value-type="string">
            <text:p>q_search_sum_of_cutoff_indice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normal_search_move_gen_time</text:p>
          </table:table-cell>
          <table:table-cell office:value-type="string" calcext:value-type="string">
            <text:p>q_search_move_gen_time</text:p>
          </table:table-cell>
          <table:table-cell office:value-type="string" calcext:value-type="string">
            <text:p>normal_search_move_ordering_time</text:p>
          </table:table-cell>
          <table:table-cell office:value-type="string" calcext:value-type="string">
            <text:p>q_search_move_ordering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avg_normal_search_cutoff_index</text:p>
          </table:table-cell>
          <table:table-cell office:value-type="string" calcext:value-type="string">
            <text:p>avg_q_search_cutoff_index</text:p>
          </table:table-cell>
          <table:table-cell office:value-type="string" calcext:value-type="string">
            <text:p>normal_search_best_move_first_pct</text:p>
          </table:table-cell>
          <table:table-cell office:value-type="string" calcext:value-type="string">
            <text:p>q_search_best_move_first_pct</text:p>
          </table:table-cell>
          <table:table-cell office:value-type="string" calcext:value-type="string">
            <text:p>stand_pat_cutoff_pct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067" calcext:value-type="float">
            <text:p>2067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965811965812" calcext:value-type="float">
            <text:p>0.61965811965812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2" calcext:value-type="float">
            <text:p>2</text:p>
          </table:table-cell>
          <table:table-cell office:value-type="float" office:value="4606" calcext:value-type="float">
            <text:p>4606</text:p>
          </table:table-cell>
          <table:table-cell office:value-type="float" office:value="10396" calcext:value-type="float">
            <text:p>10396</text:p>
          </table:table-cell>
          <table:table-cell office:value-type="float" office:value="205" calcext:value-type="float">
            <text:p>205</text:p>
          </table:table-cell>
          <table:table-cell office:value-type="float" office:value="2193" calcext:value-type="float">
            <text:p>2193</text:p>
          </table:table-cell>
          <table:table-cell office:value-type="float" office:value="1731" calcext:value-type="float">
            <text:p>1731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office:value-type="float" office:value="733" calcext:value-type="float">
            <text:p>733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38970588235294" calcext:value-type="float">
            <text:p>5.38970588235294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0.102941176470588" calcext:value-type="float">
            <text:p>0.102941176470588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789329685362517" calcext:value-type="float">
            <text:p>0.789329685362517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3" calcext:value-type="float">
            <text:p>3</text:p>
          </table:table-cell>
          <table:table-cell office:value-type="float" office:value="53623" calcext:value-type="float">
            <text:p>53623</text:p>
          </table:table-cell>
          <table:table-cell office:value-type="float" office:value="170313" calcext:value-type="float">
            <text:p>170313</text:p>
          </table:table-cell>
          <table:table-cell office:value-type="float" office:value="2410" calcext:value-type="float">
            <text:p>2410</text:p>
          </table:table-cell>
          <table:table-cell office:value-type="float" office:value="18641" calcext:value-type="float">
            <text:p>18641</text:p>
          </table:table-cell>
          <table:table-cell office:value-type="float" office:value="11491" calcext:value-type="float">
            <text:p>11491</text:p>
          </table:table-cell>
          <table:table-cell office:value-type="float" office:value="1979" calcext:value-type="float">
            <text:p>1979</text:p>
          </table:table-cell>
          <table:table-cell office:value-type="float" office:value="1769" calcext:value-type="float">
            <text:p>1769</text:p>
          </table:table-cell>
          <table:table-cell office:value-type="float" office:value="853" calcext:value-type="float">
            <text:p>853</text:p>
          </table:table-cell>
          <table:table-cell office:value-type="float" office:value="1862" calcext:value-type="float">
            <text:p>1862</text:p>
          </table:table-cell>
          <table:table-cell office:value-type="float" office:value="2409" calcext:value-type="float">
            <text:p>2409</text:p>
          </table:table-cell>
          <table:table-cell office:value-type="float" office:value="2031" calcext:value-type="float">
            <text:p>2031</text:p>
          </table:table-cell>
          <table:table-cell office:value-type="float" office:value="8276" calcext:value-type="float">
            <text:p>8276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.18191005558363" calcext:value-type="float">
            <text:p>4.18191005558363</text:p>
          </table:table-cell>
          <table:table-cell office:value-type="float" office:value="1.11192764273601" calcext:value-type="float">
            <text:p>1.11192764273601</text:p>
          </table:table-cell>
          <table:table-cell office:value-type="float" office:value="0.354088833540888" calcext:value-type="float">
            <text:p>0.354088833540888</text:p>
          </table:table-cell>
          <table:table-cell office:value-type="float" office:value="0.916789758739537" calcext:value-type="float">
            <text:p>0.916789758739537</text:p>
          </table:table-cell>
          <table:table-cell office:value-type="float" office:value="0.616436886433131" calcext:value-type="float">
            <text:p>0.616436886433131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4" calcext:value-type="float">
            <text:p>4</text:p>
          </table:table-cell>
          <table:table-cell office:value-type="float" office:value="492215" calcext:value-type="float">
            <text:p>492215</text:p>
          </table:table-cell>
          <table:table-cell office:value-type="float" office:value="1358110" calcext:value-type="float">
            <text:p>1358110</text:p>
          </table:table-cell>
          <table:table-cell office:value-type="float" office:value="19583" calcext:value-type="float">
            <text:p>19583</text:p>
          </table:table-cell>
          <table:table-cell office:value-type="float" office:value="190851" calcext:value-type="float">
            <text:p>190851</text:p>
          </table:table-cell>
          <table:table-cell office:value-type="float" office:value="130290" calcext:value-type="float">
            <text:p>130290</text:p>
          </table:table-cell>
          <table:table-cell office:value-type="float" office:value="15161" calcext:value-type="float">
            <text:p>15161</text:p>
          </table:table-cell>
          <table:table-cell office:value-type="float" office:value="19636" calcext:value-type="float">
            <text:p>19636</text:p>
          </table:table-cell>
          <table:table-cell office:value-type="float" office:value="5519" calcext:value-type="float">
            <text:p>5519</text:p>
          </table:table-cell>
          <table:table-cell office:value-type="float" office:value="21530" calcext:value-type="float">
            <text:p>21530</text:p>
          </table:table-cell>
          <table:table-cell office:value-type="float" office:value="19579" calcext:value-type="float">
            <text:p>19579</text:p>
          </table:table-cell>
          <table:table-cell office:value-type="float" office:value="24224" calcext:value-type="float">
            <text:p>24224</text:p>
          </table:table-cell>
          <table:table-cell office:value-type="float" office:value="67188" calcext:value-type="float">
            <text:p>67188</text:p>
          </table:table-cell>
          <table:table-cell office:value-type="float" office:value="22667" calcext:value-type="float">
            <text:p>2266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.43163379724293" calcext:value-type="float">
            <text:p>4.43163379724293</text:p>
          </table:table-cell>
          <table:table-cell office:value-type="float" office:value="1.15435933998778" calcext:value-type="float">
            <text:p>1.15435933998778</text:p>
          </table:table-cell>
          <table:table-cell office:value-type="float" office:value="0.281883650850401" calcext:value-type="float">
            <text:p>0.281883650850401</text:p>
          </table:table-cell>
          <table:table-cell office:value-type="float" office:value="0.888787978863937" calcext:value-type="float">
            <text:p>0.888787978863937</text:p>
          </table:table-cell>
          <table:table-cell office:value-type="float" office:value="0.682679158086675" calcext:value-type="float">
            <text:p>0.682679158086675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5" calcext:value-type="float">
            <text:p>5</text:p>
          </table:table-cell>
          <table:table-cell office:value-type="float" office:value="2511457" calcext:value-type="float">
            <text:p>2511457</text:p>
          </table:table-cell>
          <table:table-cell office:value-type="float" office:value="12954915" calcext:value-type="float">
            <text:p>12954915</text:p>
          </table:table-cell>
          <table:table-cell office:value-type="float" office:value="105064" calcext:value-type="float">
            <text:p>105064</text:p>
          </table:table-cell>
          <table:table-cell office:value-type="float" office:value="1097582" calcext:value-type="float">
            <text:p>1097582</text:p>
          </table:table-cell>
          <table:table-cell office:value-type="float" office:value="557726" calcext:value-type="float">
            <text:p>557726</text:p>
          </table:table-cell>
          <table:table-cell office:value-type="float" office:value="90396" calcext:value-type="float">
            <text:p>90396</text:p>
          </table:table-cell>
          <table:table-cell office:value-type="float" office:value="205011" calcext:value-type="float">
            <text:p>205011</text:p>
          </table:table-cell>
          <table:table-cell office:value-type="float" office:value="36241" calcext:value-type="float">
            <text:p>36241</text:p>
          </table:table-cell>
          <table:table-cell office:value-type="float" office:value="240220" calcext:value-type="float">
            <text:p>240220</text:p>
          </table:table-cell>
          <table:table-cell office:value-type="float" office:value="104971" calcext:value-type="float">
            <text:p>104971</text:p>
          </table:table-cell>
          <table:table-cell office:value-type="float" office:value="266776" calcext:value-type="float">
            <text:p>266776</text:p>
          </table:table-cell>
          <table:table-cell office:value-type="float" office:value="455523" calcext:value-type="float">
            <text:p>455523</text:p>
          </table:table-cell>
          <table:table-cell office:value-type="float" office:value="233703" calcext:value-type="float">
            <text:p>233703</text:p>
          </table:table-cell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1200" calcext:value-type="float">
            <text:p>1200</text:p>
          </table:table-cell>
          <table:table-cell office:value-type="float" office:value="5.03919421213328" calcext:value-type="float">
            <text:p>5.03919421213328</text:p>
          </table:table-cell>
          <table:table-cell office:value-type="float" office:value="1.13995346591159" calcext:value-type="float">
            <text:p>1.13995346591159</text:p>
          </table:table-cell>
          <table:table-cell office:value-type="float" office:value="0.345247735088739" calcext:value-type="float">
            <text:p>0.345247735088739</text:p>
          </table:table-cell>
          <table:table-cell office:value-type="float" office:value="0.900455813116622" calcext:value-type="float">
            <text:p>0.900455813116622</text:p>
          </table:table-cell>
          <table:table-cell office:value-type="float" office:value="0.508140621839644" calcext:value-type="float">
            <text:p>0.508140621839644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6" calcext:value-type="float">
            <text:p>6</text:p>
          </table:table-cell>
          <table:table-cell office:value-type="float" office:value="22421803" calcext:value-type="float">
            <text:p>22421803</text:p>
          </table:table-cell>
          <table:table-cell office:value-type="float" office:value="89066126" calcext:value-type="float">
            <text:p>89066126</text:p>
          </table:table-cell>
          <table:table-cell office:value-type="float" office:value="851698" calcext:value-type="float">
            <text:p>851698</text:p>
          </table:table-cell>
          <table:table-cell office:value-type="float" office:value="9578066" calcext:value-type="float">
            <text:p>9578066</text:p>
          </table:table-cell>
          <table:table-cell office:value-type="float" office:value="5783641" calcext:value-type="float">
            <text:p>5783641</text:p>
          </table:table-cell>
          <table:table-cell office:value-type="float" office:value="699412" calcext:value-type="float">
            <text:p>699412</text:p>
          </table:table-cell>
          <table:table-cell office:value-type="float" office:value="1467310" calcext:value-type="float">
            <text:p>1467310</text:p>
          </table:table-cell>
          <table:table-cell office:value-type="float" office:value="267494" calcext:value-type="float">
            <text:p>267494</text:p>
          </table:table-cell>
          <table:table-cell office:value-type="float" office:value="1756752" calcext:value-type="float">
            <text:p>1756752</text:p>
          </table:table-cell>
          <table:table-cell office:value-type="float" office:value="851206" calcext:value-type="float">
            <text:p>851206</text:p>
          </table:table-cell>
          <table:table-cell office:value-type="float" office:value="2033765" calcext:value-type="float">
            <text:p>2033765</text:p>
          </table:table-cell>
          <table:table-cell office:value-type="float" office:value="3355859" calcext:value-type="float">
            <text:p>3355859</text:p>
          </table:table-cell>
          <table:table-cell office:value-type="float" office:value="1753217" calcext:value-type="float">
            <text:p>1753217</text:p>
          </table:table-cell>
          <table:table-cell office:value-type="float" office:value="837" calcext:value-type="float">
            <text:p>837</text:p>
          </table:table-cell>
          <table:table-cell office:value-type="float" office:value="1322" calcext:value-type="float">
            <text:p>1322</text:p>
          </table:table-cell>
          <table:table-cell office:value-type="float" office:value="1996" calcext:value-type="float">
            <text:p>1996</text:p>
          </table:table-cell>
          <table:table-cell office:value-type="float" office:value="365" calcext:value-type="float">
            <text:p>365</text:p>
          </table:table-cell>
          <table:table-cell office:value-type="float" office:value="1885" calcext:value-type="float">
            <text:p>1885</text:p>
          </table:table-cell>
          <table:table-cell office:value-type="float" office:value="1380" calcext:value-type="float">
            <text:p>1380</text:p>
          </table:table-cell>
          <table:table-cell office:value-type="float" office:value="314" calcext:value-type="float">
            <text:p>314</text:p>
          </table:table-cell>
          <table:table-cell office:value-type="float" office:value="10548" calcext:value-type="float">
            <text:p>10548</text:p>
          </table:table-cell>
          <table:table-cell office:value-type="float" office:value="4.79811470206402" calcext:value-type="float">
            <text:p>4.79811470206402</text:p>
          </table:table-cell>
          <table:table-cell office:value-type="float" office:value="1.19485112212143" calcext:value-type="float">
            <text:p>1.19485112212143</text:p>
          </table:table-cell>
          <table:table-cell office:value-type="float" office:value="0.314252954044027" calcext:value-type="float">
            <text:p>0.314252954044027</text:p>
          </table:table-cell>
          <table:table-cell office:value-type="float" office:value="0.863793014433821" calcext:value-type="float">
            <text:p>0.863793014433821</text:p>
          </table:table-cell>
          <table:table-cell office:value-type="float" office:value="0.603842257925556" calcext:value-type="float">
            <text:p>0.603842257925556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7" calcext:value-type="float">
            <text:p>7</text:p>
          </table:table-cell>
          <table:table-cell office:value-type="float" office:value="152092916" calcext:value-type="float">
            <text:p>152092916</text:p>
          </table:table-cell>
          <table:table-cell office:value-type="float" office:value="952906863" calcext:value-type="float">
            <text:p>952906863</text:p>
          </table:table-cell>
          <table:table-cell office:value-type="float" office:value="6094721" calcext:value-type="float">
            <text:p>6094721</text:p>
          </table:table-cell>
          <table:table-cell office:value-type="float" office:value="73782622" calcext:value-type="float">
            <text:p>73782622</text:p>
          </table:table-cell>
          <table:table-cell office:value-type="float" office:value="35582663" calcext:value-type="float">
            <text:p>35582663</text:p>
          </table:table-cell>
          <table:table-cell office:value-type="float" office:value="5338264" calcext:value-type="float">
            <text:p>5338264</text:p>
          </table:table-cell>
          <table:table-cell office:value-type="float" office:value="15923879" calcext:value-type="float">
            <text:p>15923879</text:p>
          </table:table-cell>
          <table:table-cell office:value-type="float" office:value="2460710" calcext:value-type="float">
            <text:p>2460710</text:p>
          </table:table-cell>
          <table:table-cell office:value-type="float" office:value="19663680" calcext:value-type="float">
            <text:p>19663680</text:p>
          </table:table-cell>
          <table:table-cell office:value-type="float" office:value="6089574" calcext:value-type="float">
            <text:p>6089574</text:p>
          </table:table-cell>
          <table:table-cell office:value-type="float" office:value="22851633" calcext:value-type="float">
            <text:p>22851633</text:p>
          </table:table-cell>
          <table:table-cell office:value-type="float" office:value="25209101" calcext:value-type="float">
            <text:p>25209101</text:p>
          </table:table-cell>
          <table:table-cell office:value-type="float" office:value="19098296" calcext:value-type="float">
            <text:p>19098296</text:p>
          </table:table-cell>
          <table:table-cell office:value-type="float" office:value="5416" calcext:value-type="float">
            <text:p>5416</text:p>
          </table:table-cell>
          <table:table-cell office:value-type="float" office:value="10990" calcext:value-type="float">
            <text:p>10990</text:p>
          </table:table-cell>
          <table:table-cell office:value-type="float" office:value="15487" calcext:value-type="float">
            <text:p>15487</text:p>
          </table:table-cell>
          <table:table-cell office:value-type="float" office:value="2504" calcext:value-type="float">
            <text:p>2504</text:p>
          </table:table-cell>
          <table:table-cell office:value-type="float" office:value="19445" calcext:value-type="float">
            <text:p>19445</text:p>
          </table:table-cell>
          <table:table-cell office:value-type="float" office:value="8490" calcext:value-type="float">
            <text:p>8490</text:p>
          </table:table-cell>
          <table:table-cell office:value-type="float" office:value="3475" calcext:value-type="float">
            <text:p>3475</text:p>
          </table:table-cell>
          <table:table-cell office:value-type="float" office:value="84627" calcext:value-type="float">
            <text:p>84627</text:p>
          </table:table-cell>
          <table:table-cell office:value-type="float" office:value="4.72234063358425" calcext:value-type="float">
            <text:p>4.72234063358425</text:p>
          </table:table-cell>
          <table:table-cell office:value-type="float" office:value="1.19934948011097" calcext:value-type="float">
            <text:p>1.19934948011097</text:p>
          </table:table-cell>
          <table:table-cell office:value-type="float" office:value="0.404085737360282" calcext:value-type="float">
            <text:p>0.404085737360282</text:p>
          </table:table-cell>
          <table:table-cell office:value-type="float" office:value="0.860493427318739" calcext:value-type="float">
            <text:p>0.860493427318739</text:p>
          </table:table-cell>
          <table:table-cell office:value-type="float" office:value="0.482263465779245" calcext:value-type="float">
            <text:p>0.482263465779245</text:p>
          </table:table-cell>
        </table:table-row>
      </table:table>
      <table:table table:name="13_smaller_search_and_eval_types" table:style-name="ta1">
        <table:shapes>
          <draw:frame draw:z-index="0" draw:style-name="gr1" draw:text-style-name="P1" svg:width="6.2988in" svg:height="3.5429in" svg:x="31.3878in" svg:y="3.7728in">
            <draw:object draw:notify-on-update-of-ranges="13_smaller_search_and_eval_types.W22:13_smaller_search_and_eval_types.W22 13_smaller_search_and_eval_types.W23:13_smaller_search_and_eval_types.W30 13_smaller_search_and_eval_types.X22:13_smaller_search_and_eval_types.X22 13_smaller_search_and_eval_types.X23:13_smaller_search_and_eval_types.X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normal_search_positions_generated</text:p>
          </table:table-cell>
          <table:table-cell office:value-type="string" calcext:value-type="string">
            <text:p>q_search_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stand_pat_cutoffs</text:p>
          </table:table-cell>
          <table:table-cell office:value-type="string" calcext:value-type="string">
            <text:p>normal_search_cutoffs</text:p>
          </table:table-cell>
          <table:table-cell office:value-type="string" calcext:value-type="string">
            <text:p>q_search_cutoffs</text:p>
          </table:table-cell>
          <table:table-cell office:value-type="string" calcext:value-type="string">
            <text:p>normal_search_best_move_first_count</text:p>
          </table:table-cell>
          <table:table-cell office:value-type="string" calcext:value-type="string">
            <text:p>q_search_best_move_first_count</text:p>
          </table:table-cell>
          <table:table-cell office:value-type="string" calcext:value-type="string">
            <text:p>normal_search_nodes_with_best_move</text:p>
          </table:table-cell>
          <table:table-cell office:value-type="string" calcext:value-type="string">
            <text:p>q_search_nodes_with_best_move</text:p>
          </table:table-cell>
          <table:table-cell office:value-type="string" calcext:value-type="string">
            <text:p>normal_search_sum_of_cutoff_indices</text:p>
          </table:table-cell>
          <table:table-cell office:value-type="string" calcext:value-type="string">
            <text:p>q_search_sum_of_cutoff_indice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normal_search_move_gen_time</text:p>
          </table:table-cell>
          <table:table-cell office:value-type="string" calcext:value-type="string">
            <text:p>q_search_move_gen_time</text:p>
          </table:table-cell>
          <table:table-cell office:value-type="string" calcext:value-type="string">
            <text:p>normal_search_move_ordering_time</text:p>
          </table:table-cell>
          <table:table-cell office:value-type="string" calcext:value-type="string">
            <text:p>q_search_move_ordering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avg_normal_search_cutoff_index</text:p>
          </table:table-cell>
          <table:table-cell office:value-type="string" calcext:value-type="string">
            <text:p>avg_q_search_cutoff_index</text:p>
          </table:table-cell>
          <table:table-cell office:value-type="string" calcext:value-type="string">
            <text:p>normal_search_best_move_first_pct</text:p>
          </table:table-cell>
          <table:table-cell office:value-type="string" calcext:value-type="string">
            <text:p>q_search_best_move_first_pct</text:p>
          </table:table-cell>
          <table:table-cell office:value-type="string" calcext:value-type="string">
            <text:p>stand_pat_cutoff_pct</text:p>
          </table:table-cell>
        </table:table-row>
        <table:table-row table:style-name="ro1">
          <table:table-cell office:value-type="string" calcext:value-type="string">
            <text:p>smaller_search_and_eval_typ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58774" calcext:value-type="float">
            <text:p>0.058774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" calcext:value-type="float">
            <text:p>0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" calcext:value-type="float">
            <text:p>0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362948" calcext:value-type="float">
            <text:p>0.362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maller_search_and_eval_types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067" calcext:value-type="float">
            <text:p>2067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0.041085" calcext:value-type="float">
            <text:p>0.041085</text:p>
          </table:table-cell>
          <table:table-cell office:value-type="float" office:value="0.041069" calcext:value-type="float">
            <text:p>0.041069</text:p>
          </table:table-cell>
          <table:table-cell office:value-type="float" office:value="0.098351" calcext:value-type="float">
            <text:p>0.098351</text:p>
          </table:table-cell>
          <table:table-cell office:value-type="float" office:value="0.010226" calcext:value-type="float">
            <text:p>0.010226</text:p>
          </table:table-cell>
          <table:table-cell office:value-type="float" office:value="0.055482" calcext:value-type="float">
            <text:p>0.055482</text:p>
          </table:table-cell>
          <table:table-cell office:value-type="float" office:value="0.021647" calcext:value-type="float">
            <text:p>0.021647</text:p>
          </table:table-cell>
          <table:table-cell office:value-type="float" office:value="0.005277" calcext:value-type="float">
            <text:p>0.005277</text:p>
          </table:table-cell>
          <table:table-cell office:value-type="float" office:value="0.494223" calcext:value-type="float">
            <text:p>0.494223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965811965812" calcext:value-type="float">
            <text:p>0.61965811965812</text:p>
          </table:table-cell>
        </table:table-row>
        <table:table-row table:style-name="ro1">
          <table:table-cell office:value-type="string" calcext:value-type="string">
            <text:p>smaller_search_and_eval_types</text:p>
          </table:table-cell>
          <table:table-cell office:value-type="float" office:value="2" calcext:value-type="float">
            <text:p>2</text:p>
          </table:table-cell>
          <table:table-cell office:value-type="float" office:value="4606" calcext:value-type="float">
            <text:p>4606</text:p>
          </table:table-cell>
          <table:table-cell office:value-type="float" office:value="10396" calcext:value-type="float">
            <text:p>10396</text:p>
          </table:table-cell>
          <table:table-cell office:value-type="float" office:value="205" calcext:value-type="float">
            <text:p>205</text:p>
          </table:table-cell>
          <table:table-cell office:value-type="float" office:value="2193" calcext:value-type="float">
            <text:p>2193</text:p>
          </table:table-cell>
          <table:table-cell office:value-type="float" office:value="1731" calcext:value-type="float">
            <text:p>1731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office:value-type="float" office:value="733" calcext:value-type="float">
            <text:p>733</text:p>
          </table:table-cell>
          <table:table-cell office:value-type="float" office:value="64" calcext:value-type="float">
            <text:p>64</text:p>
          </table:table-cell>
          <table:table-cell office:value-type="float" office:value="0.340381" calcext:value-type="float">
            <text:p>0.340381</text:p>
          </table:table-cell>
          <table:table-cell office:value-type="float" office:value="0.323772" calcext:value-type="float">
            <text:p>0.323772</text:p>
          </table:table-cell>
          <table:table-cell office:value-type="float" office:value="0.677013" calcext:value-type="float">
            <text:p>0.677013</text:p>
          </table:table-cell>
          <table:table-cell office:value-type="float" office:value="0.095343" calcext:value-type="float">
            <text:p>0.095343</text:p>
          </table:table-cell>
          <table:table-cell office:value-type="float" office:value="0.26888" calcext:value-type="float">
            <text:p>0.26888</text:p>
          </table:table-cell>
          <table:table-cell office:value-type="float" office:value="0.233849" calcext:value-type="float">
            <text:p>0.233849</text:p>
          </table:table-cell>
          <table:table-cell office:value-type="float" office:value="0.028555" calcext:value-type="float">
            <text:p>0.028555</text:p>
          </table:table-cell>
          <table:table-cell office:value-type="float" office:value="2.791628" calcext:value-type="float">
            <text:p>2.791628</text:p>
          </table:table-cell>
          <table:table-cell office:value-type="float" office:value="5.38970588235294" calcext:value-type="float">
            <text:p>5.38970588235294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0.102941176470588" calcext:value-type="float">
            <text:p>0.102941176470588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789329685362517" calcext:value-type="float">
            <text:p>0.789329685362517</text:p>
          </table:table-cell>
        </table:table-row>
        <table:table-row table:style-name="ro1">
          <table:table-cell office:value-type="string" calcext:value-type="string">
            <text:p>smaller_search_and_eval_types</text:p>
          </table:table-cell>
          <table:table-cell office:value-type="float" office:value="3" calcext:value-type="float">
            <text:p>3</text:p>
          </table:table-cell>
          <table:table-cell office:value-type="float" office:value="53623" calcext:value-type="float">
            <text:p>53623</text:p>
          </table:table-cell>
          <table:table-cell office:value-type="float" office:value="170313" calcext:value-type="float">
            <text:p>170313</text:p>
          </table:table-cell>
          <table:table-cell office:value-type="float" office:value="2410" calcext:value-type="float">
            <text:p>2410</text:p>
          </table:table-cell>
          <table:table-cell office:value-type="float" office:value="18641" calcext:value-type="float">
            <text:p>18641</text:p>
          </table:table-cell>
          <table:table-cell office:value-type="float" office:value="11491" calcext:value-type="float">
            <text:p>11491</text:p>
          </table:table-cell>
          <table:table-cell office:value-type="float" office:value="1979" calcext:value-type="float">
            <text:p>1979</text:p>
          </table:table-cell>
          <table:table-cell office:value-type="float" office:value="1769" calcext:value-type="float">
            <text:p>1769</text:p>
          </table:table-cell>
          <table:table-cell office:value-type="float" office:value="853" calcext:value-type="float">
            <text:p>853</text:p>
          </table:table-cell>
          <table:table-cell office:value-type="float" office:value="1862" calcext:value-type="float">
            <text:p>1862</text:p>
          </table:table-cell>
          <table:table-cell office:value-type="float" office:value="2409" calcext:value-type="float">
            <text:p>2409</text:p>
          </table:table-cell>
          <table:table-cell office:value-type="float" office:value="2031" calcext:value-type="float">
            <text:p>2031</text:p>
          </table:table-cell>
          <table:table-cell office:value-type="float" office:value="8276" calcext:value-type="float">
            <text:p>8276</text:p>
          </table:table-cell>
          <table:table-cell office:value-type="float" office:value="1967" calcext:value-type="float">
            <text:p>1967</text:p>
          </table:table-cell>
          <table:table-cell office:value-type="float" office:value="2.50001" calcext:value-type="float">
            <text:p>2.50001</text:p>
          </table:table-cell>
          <table:table-cell office:value-type="float" office:value="2.954092" calcext:value-type="float">
            <text:p>2.954092</text:p>
          </table:table-cell>
          <table:table-cell office:value-type="float" office:value="4.721005" calcext:value-type="float">
            <text:p>4.721005</text:p>
          </table:table-cell>
          <table:table-cell office:value-type="float" office:value="1.065475" calcext:value-type="float">
            <text:p>1.065475</text:p>
          </table:table-cell>
          <table:table-cell office:value-type="float" office:value="4.142431" calcext:value-type="float">
            <text:p>4.142431</text:p>
          </table:table-cell>
          <table:table-cell office:value-type="float" office:value="2.583456" calcext:value-type="float">
            <text:p>2.583456</text:p>
          </table:table-cell>
          <table:table-cell office:value-type="float" office:value="0.522529" calcext:value-type="float">
            <text:p>0.522529</text:p>
          </table:table-cell>
          <table:table-cell office:value-type="float" office:value="24" calcext:value-type="float">
            <text:p>24</text:p>
          </table:table-cell>
          <table:table-cell office:value-type="float" office:value="4.18191005558363" calcext:value-type="float">
            <text:p>4.18191005558363</text:p>
          </table:table-cell>
          <table:table-cell office:value-type="float" office:value="1.11192764273601" calcext:value-type="float">
            <text:p>1.11192764273601</text:p>
          </table:table-cell>
          <table:table-cell office:value-type="float" office:value="0.354088833540888" calcext:value-type="float">
            <text:p>0.354088833540888</text:p>
          </table:table-cell>
          <table:table-cell office:value-type="float" office:value="0.916789758739537" calcext:value-type="float">
            <text:p>0.916789758739537</text:p>
          </table:table-cell>
          <table:table-cell office:value-type="float" office:value="0.616436886433131" calcext:value-type="float">
            <text:p>0.616436886433131</text:p>
          </table:table-cell>
        </table:table-row>
        <table:table-row table:style-name="ro1">
          <table:table-cell office:value-type="string" calcext:value-type="string">
            <text:p>smaller_search_and_eval_types</text:p>
          </table:table-cell>
          <table:table-cell office:value-type="float" office:value="4" calcext:value-type="float">
            <text:p>4</text:p>
          </table:table-cell>
          <table:table-cell office:value-type="float" office:value="492215" calcext:value-type="float">
            <text:p>492215</text:p>
          </table:table-cell>
          <table:table-cell office:value-type="float" office:value="1358110" calcext:value-type="float">
            <text:p>1358110</text:p>
          </table:table-cell>
          <table:table-cell office:value-type="float" office:value="19583" calcext:value-type="float">
            <text:p>19583</text:p>
          </table:table-cell>
          <table:table-cell office:value-type="float" office:value="190851" calcext:value-type="float">
            <text:p>190851</text:p>
          </table:table-cell>
          <table:table-cell office:value-type="float" office:value="130290" calcext:value-type="float">
            <text:p>130290</text:p>
          </table:table-cell>
          <table:table-cell office:value-type="float" office:value="15161" calcext:value-type="float">
            <text:p>15161</text:p>
          </table:table-cell>
          <table:table-cell office:value-type="float" office:value="19636" calcext:value-type="float">
            <text:p>19636</text:p>
          </table:table-cell>
          <table:table-cell office:value-type="float" office:value="5519" calcext:value-type="float">
            <text:p>5519</text:p>
          </table:table-cell>
          <table:table-cell office:value-type="float" office:value="21530" calcext:value-type="float">
            <text:p>21530</text:p>
          </table:table-cell>
          <table:table-cell office:value-type="float" office:value="19579" calcext:value-type="float">
            <text:p>19579</text:p>
          </table:table-cell>
          <table:table-cell office:value-type="float" office:value="24224" calcext:value-type="float">
            <text:p>24224</text:p>
          </table:table-cell>
          <table:table-cell office:value-type="float" office:value="67188" calcext:value-type="float">
            <text:p>67188</text:p>
          </table:table-cell>
          <table:table-cell office:value-type="float" office:value="22667" calcext:value-type="float">
            <text:p>2266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.230136" calcext:value-type="float">
            <text:p>4.230136</text:p>
          </table:table-cell>
          <table:table-cell office:value-type="float" office:value="198" calcext:value-type="float">
            <text:p>198</text:p>
          </table:table-cell>
          <table:table-cell office:value-type="float" office:value="4.43163379724293" calcext:value-type="float">
            <text:p>4.43163379724293</text:p>
          </table:table-cell>
          <table:table-cell office:value-type="float" office:value="1.15435933998778" calcext:value-type="float">
            <text:p>1.15435933998778</text:p>
          </table:table-cell>
          <table:table-cell office:value-type="float" office:value="0.281883650850401" calcext:value-type="float">
            <text:p>0.281883650850401</text:p>
          </table:table-cell>
          <table:table-cell office:value-type="float" office:value="0.888787978863937" calcext:value-type="float">
            <text:p>0.888787978863937</text:p>
          </table:table-cell>
          <table:table-cell office:value-type="float" office:value="0.682679158086675" calcext:value-type="float">
            <text:p>0.682679158086675</text:p>
          </table:table-cell>
        </table:table-row>
        <table:table-row table:style-name="ro1">
          <table:table-cell office:value-type="string" calcext:value-type="string">
            <text:p>smaller_search_and_eval_types</text:p>
          </table:table-cell>
          <table:table-cell office:value-type="float" office:value="5" calcext:value-type="float">
            <text:p>5</text:p>
          </table:table-cell>
          <table:table-cell office:value-type="float" office:value="2511457" calcext:value-type="float">
            <text:p>2511457</text:p>
          </table:table-cell>
          <table:table-cell office:value-type="float" office:value="12954915" calcext:value-type="float">
            <text:p>12954915</text:p>
          </table:table-cell>
          <table:table-cell office:value-type="float" office:value="105064" calcext:value-type="float">
            <text:p>105064</text:p>
          </table:table-cell>
          <table:table-cell office:value-type="float" office:value="1097582" calcext:value-type="float">
            <text:p>1097582</text:p>
          </table:table-cell>
          <table:table-cell office:value-type="float" office:value="557726" calcext:value-type="float">
            <text:p>557726</text:p>
          </table:table-cell>
          <table:table-cell office:value-type="float" office:value="90396" calcext:value-type="float">
            <text:p>90396</text:p>
          </table:table-cell>
          <table:table-cell office:value-type="float" office:value="205011" calcext:value-type="float">
            <text:p>205011</text:p>
          </table:table-cell>
          <table:table-cell office:value-type="float" office:value="36241" calcext:value-type="float">
            <text:p>36241</text:p>
          </table:table-cell>
          <table:table-cell office:value-type="float" office:value="240220" calcext:value-type="float">
            <text:p>240220</text:p>
          </table:table-cell>
          <table:table-cell office:value-type="float" office:value="104971" calcext:value-type="float">
            <text:p>104971</text:p>
          </table:table-cell>
          <table:table-cell office:value-type="float" office:value="266776" calcext:value-type="float">
            <text:p>266776</text:p>
          </table:table-cell>
          <table:table-cell office:value-type="float" office:value="455523" calcext:value-type="float">
            <text:p>455523</text:p>
          </table:table-cell>
          <table:table-cell office:value-type="float" office:value="233703" calcext:value-type="float">
            <text:p>233703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264" calcext:value-type="float">
            <text:p>264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float" office:value="1228" calcext:value-type="float">
            <text:p>1228</text:p>
          </table:table-cell>
          <table:table-cell office:value-type="float" office:value="5.03919421213328" calcext:value-type="float">
            <text:p>5.03919421213328</text:p>
          </table:table-cell>
          <table:table-cell office:value-type="float" office:value="1.13995346591159" calcext:value-type="float">
            <text:p>1.13995346591159</text:p>
          </table:table-cell>
          <table:table-cell office:value-type="float" office:value="0.345247735088739" calcext:value-type="float">
            <text:p>0.345247735088739</text:p>
          </table:table-cell>
          <table:table-cell office:value-type="float" office:value="0.900455813116622" calcext:value-type="float">
            <text:p>0.900455813116622</text:p>
          </table:table-cell>
          <table:table-cell office:value-type="float" office:value="0.508140621839644" calcext:value-type="float">
            <text:p>0.508140621839644</text:p>
          </table:table-cell>
        </table:table-row>
        <table:table-row table:style-name="ro1">
          <table:table-cell office:value-type="string" calcext:value-type="string">
            <text:p>smaller_search_and_eval_types</text:p>
          </table:table-cell>
          <table:table-cell office:value-type="float" office:value="6" calcext:value-type="float">
            <text:p>6</text:p>
          </table:table-cell>
          <table:table-cell office:value-type="float" office:value="22421803" calcext:value-type="float">
            <text:p>22421803</text:p>
          </table:table-cell>
          <table:table-cell office:value-type="float" office:value="89066126" calcext:value-type="float">
            <text:p>89066126</text:p>
          </table:table-cell>
          <table:table-cell office:value-type="float" office:value="851698" calcext:value-type="float">
            <text:p>851698</text:p>
          </table:table-cell>
          <table:table-cell office:value-type="float" office:value="9578066" calcext:value-type="float">
            <text:p>9578066</text:p>
          </table:table-cell>
          <table:table-cell office:value-type="float" office:value="5783641" calcext:value-type="float">
            <text:p>5783641</text:p>
          </table:table-cell>
          <table:table-cell office:value-type="float" office:value="699412" calcext:value-type="float">
            <text:p>699412</text:p>
          </table:table-cell>
          <table:table-cell office:value-type="float" office:value="1467310" calcext:value-type="float">
            <text:p>1467310</text:p>
          </table:table-cell>
          <table:table-cell office:value-type="float" office:value="267494" calcext:value-type="float">
            <text:p>267494</text:p>
          </table:table-cell>
          <table:table-cell office:value-type="float" office:value="1756752" calcext:value-type="float">
            <text:p>1756752</text:p>
          </table:table-cell>
          <table:table-cell office:value-type="float" office:value="851206" calcext:value-type="float">
            <text:p>851206</text:p>
          </table:table-cell>
          <table:table-cell office:value-type="float" office:value="2033765" calcext:value-type="float">
            <text:p>2033765</text:p>
          </table:table-cell>
          <table:table-cell office:value-type="float" office:value="3355859" calcext:value-type="float">
            <text:p>3355859</text:p>
          </table:table-cell>
          <table:table-cell office:value-type="float" office:value="1753217" calcext:value-type="float">
            <text:p>1753217</text:p>
          </table:table-cell>
          <table:table-cell office:value-type="float" office:value="926" calcext:value-type="float">
            <text:p>926</text:p>
          </table:table-cell>
          <table:table-cell office:value-type="float" office:value="1408" calcext:value-type="float">
            <text:p>1408</text:p>
          </table:table-cell>
          <table:table-cell office:value-type="float" office:value="2213" calcext:value-type="float">
            <text:p>2213</text:p>
          </table:table-cell>
          <table:table-cell office:value-type="float" office:value="398" calcext:value-type="float">
            <text:p>398</text:p>
          </table:table-cell>
          <table:table-cell office:value-type="float" office:value="2091" calcext:value-type="float">
            <text:p>2091</text:p>
          </table:table-cell>
          <table:table-cell office:value-type="float" office:value="1526" calcext:value-type="float">
            <text:p>1526</text:p>
          </table:table-cell>
          <table:table-cell office:value-type="float" office:value="346" calcext:value-type="float">
            <text:p>346</text:p>
          </table:table-cell>
          <table:table-cell office:value-type="float" office:value="11556" calcext:value-type="float">
            <text:p>11556</text:p>
          </table:table-cell>
          <table:table-cell office:value-type="float" office:value="4.79811470206402" calcext:value-type="float">
            <text:p>4.79811470206402</text:p>
          </table:table-cell>
          <table:table-cell office:value-type="float" office:value="1.19485112212143" calcext:value-type="float">
            <text:p>1.19485112212143</text:p>
          </table:table-cell>
          <table:table-cell office:value-type="float" office:value="0.314252954044027" calcext:value-type="float">
            <text:p>0.314252954044027</text:p>
          </table:table-cell>
          <table:table-cell office:value-type="float" office:value="0.863793014433821" calcext:value-type="float">
            <text:p>0.863793014433821</text:p>
          </table:table-cell>
          <table:table-cell office:value-type="float" office:value="0.603842257925556" calcext:value-type="float">
            <text:p>0.603842257925556</text:p>
          </table:table-cell>
        </table:table-row>
        <table:table-row table:style-name="ro1">
          <table:table-cell office:value-type="string" calcext:value-type="string">
            <text:p>smaller_search_and_eval_types</text:p>
          </table:table-cell>
          <table:table-cell office:value-type="float" office:value="7" calcext:value-type="float">
            <text:p>7</text:p>
          </table:table-cell>
          <table:table-cell office:value-type="float" office:value="152092916" calcext:value-type="float">
            <text:p>152092916</text:p>
          </table:table-cell>
          <table:table-cell office:value-type="float" office:value="952906863" calcext:value-type="float">
            <text:p>952906863</text:p>
          </table:table-cell>
          <table:table-cell office:value-type="float" office:value="6094721" calcext:value-type="float">
            <text:p>6094721</text:p>
          </table:table-cell>
          <table:table-cell office:value-type="float" office:value="73782622" calcext:value-type="float">
            <text:p>73782622</text:p>
          </table:table-cell>
          <table:table-cell office:value-type="float" office:value="35582663" calcext:value-type="float">
            <text:p>35582663</text:p>
          </table:table-cell>
          <table:table-cell office:value-type="float" office:value="5338264" calcext:value-type="float">
            <text:p>5338264</text:p>
          </table:table-cell>
          <table:table-cell office:value-type="float" office:value="15923879" calcext:value-type="float">
            <text:p>15923879</text:p>
          </table:table-cell>
          <table:table-cell office:value-type="float" office:value="2460710" calcext:value-type="float">
            <text:p>2460710</text:p>
          </table:table-cell>
          <table:table-cell office:value-type="float" office:value="19663680" calcext:value-type="float">
            <text:p>19663680</text:p>
          </table:table-cell>
          <table:table-cell office:value-type="float" office:value="6089574" calcext:value-type="float">
            <text:p>6089574</text:p>
          </table:table-cell>
          <table:table-cell office:value-type="float" office:value="22851633" calcext:value-type="float">
            <text:p>22851633</text:p>
          </table:table-cell>
          <table:table-cell office:value-type="float" office:value="25209101" calcext:value-type="float">
            <text:p>25209101</text:p>
          </table:table-cell>
          <table:table-cell office:value-type="float" office:value="19098296" calcext:value-type="float">
            <text:p>19098296</text:p>
          </table:table-cell>
          <table:table-cell office:value-type="float" office:value="5392" calcext:value-type="float">
            <text:p>5392</text:p>
          </table:table-cell>
          <table:table-cell office:value-type="float" office:value="11447" calcext:value-type="float">
            <text:p>11447</text:p>
          </table:table-cell>
          <table:table-cell office:value-type="float" office:value="16401" calcext:value-type="float">
            <text:p>16401</text:p>
          </table:table-cell>
          <table:table-cell office:value-type="float" office:value="2602" calcext:value-type="float">
            <text:p>2602</text:p>
          </table:table-cell>
          <table:table-cell office:value-type="float" office:value="20358" calcext:value-type="float">
            <text:p>20358</text:p>
          </table:table-cell>
          <table:table-cell office:value-type="float" office:value="8893" calcext:value-type="float">
            <text:p>8893</text:p>
          </table:table-cell>
          <table:table-cell office:value-type="float" office:value="3627" calcext:value-type="float">
            <text:p>3627</text:p>
          </table:table-cell>
          <table:table-cell office:value-type="float" office:value="88283" calcext:value-type="float">
            <text:p>88283</text:p>
          </table:table-cell>
          <table:table-cell office:value-type="float" office:value="4.72234063358425" calcext:value-type="float">
            <text:p>4.72234063358425</text:p>
          </table:table-cell>
          <table:table-cell office:value-type="float" office:value="1.19934948011097" calcext:value-type="float">
            <text:p>1.19934948011097</text:p>
          </table:table-cell>
          <table:table-cell office:value-type="float" office:value="0.404085737360282" calcext:value-type="float">
            <text:p>0.404085737360282</text:p>
          </table:table-cell>
          <table:table-cell office:value-type="float" office:value="0.860493427318739" calcext:value-type="float">
            <text:p>0.860493427318739</text:p>
          </table:table-cell>
          <table:table-cell office:value-type="float" office:value="0.482263465779245" calcext:value-type="float">
            <text:p>0.48226346577924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normal_search_positions_generated</text:p>
          </table:table-cell>
          <table:table-cell office:value-type="string" calcext:value-type="string">
            <text:p>q_search_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stand_pat_cutoffs</text:p>
          </table:table-cell>
          <table:table-cell office:value-type="string" calcext:value-type="string">
            <text:p>normal_search_cutoffs</text:p>
          </table:table-cell>
          <table:table-cell office:value-type="string" calcext:value-type="string">
            <text:p>q_search_cutoffs</text:p>
          </table:table-cell>
          <table:table-cell office:value-type="string" calcext:value-type="string">
            <text:p>normal_search_best_move_first_count</text:p>
          </table:table-cell>
          <table:table-cell office:value-type="string" calcext:value-type="string">
            <text:p>q_search_best_move_first_count</text:p>
          </table:table-cell>
          <table:table-cell office:value-type="string" calcext:value-type="string">
            <text:p>normal_search_nodes_with_best_move</text:p>
          </table:table-cell>
          <table:table-cell office:value-type="string" calcext:value-type="string">
            <text:p>q_search_nodes_with_best_move</text:p>
          </table:table-cell>
          <table:table-cell office:value-type="string" calcext:value-type="string">
            <text:p>normal_search_sum_of_cutoff_indices</text:p>
          </table:table-cell>
          <table:table-cell office:value-type="string" calcext:value-type="string">
            <text:p>q_search_sum_of_cutoff_indice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normal_search_move_gen_time</text:p>
          </table:table-cell>
          <table:table-cell office:value-type="string" calcext:value-type="string">
            <text:p>q_search_move_gen_time</text:p>
          </table:table-cell>
          <table:table-cell office:value-type="string" calcext:value-type="string">
            <text:p>normal_search_move_ordering_time</text:p>
          </table:table-cell>
          <table:table-cell office:value-type="string" calcext:value-type="string">
            <text:p>q_search_move_ordering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avg_normal_search_cutoff_index</text:p>
          </table:table-cell>
          <table:table-cell office:value-type="string" calcext:value-type="string">
            <text:p>avg_q_search_cutoff_index</text:p>
          </table:table-cell>
          <table:table-cell office:value-type="string" calcext:value-type="string">
            <text:p>normal_search_best_move_first_pct</text:p>
          </table:table-cell>
          <table:table-cell office:value-type="string" calcext:value-type="string">
            <text:p>q_search_best_move_first_pct</text:p>
          </table:table-cell>
          <table:table-cell office:value-type="string" calcext:value-type="string">
            <text:p>stand_pat_cutoff_pct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067" calcext:value-type="float">
            <text:p>2067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965811965812" calcext:value-type="float">
            <text:p>0.61965811965812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2" calcext:value-type="float">
            <text:p>2</text:p>
          </table:table-cell>
          <table:table-cell office:value-type="float" office:value="4606" calcext:value-type="float">
            <text:p>4606</text:p>
          </table:table-cell>
          <table:table-cell office:value-type="float" office:value="10396" calcext:value-type="float">
            <text:p>10396</text:p>
          </table:table-cell>
          <table:table-cell office:value-type="float" office:value="205" calcext:value-type="float">
            <text:p>205</text:p>
          </table:table-cell>
          <table:table-cell office:value-type="float" office:value="2193" calcext:value-type="float">
            <text:p>2193</text:p>
          </table:table-cell>
          <table:table-cell office:value-type="float" office:value="1731" calcext:value-type="float">
            <text:p>1731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office:value-type="float" office:value="733" calcext:value-type="float">
            <text:p>733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38970588235294" calcext:value-type="float">
            <text:p>5.38970588235294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0.102941176470588" calcext:value-type="float">
            <text:p>0.102941176470588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789329685362517" calcext:value-type="float">
            <text:p>0.789329685362517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3" calcext:value-type="float">
            <text:p>3</text:p>
          </table:table-cell>
          <table:table-cell office:value-type="float" office:value="53623" calcext:value-type="float">
            <text:p>53623</text:p>
          </table:table-cell>
          <table:table-cell office:value-type="float" office:value="170313" calcext:value-type="float">
            <text:p>170313</text:p>
          </table:table-cell>
          <table:table-cell office:value-type="float" office:value="2410" calcext:value-type="float">
            <text:p>2410</text:p>
          </table:table-cell>
          <table:table-cell office:value-type="float" office:value="18641" calcext:value-type="float">
            <text:p>18641</text:p>
          </table:table-cell>
          <table:table-cell office:value-type="float" office:value="11491" calcext:value-type="float">
            <text:p>11491</text:p>
          </table:table-cell>
          <table:table-cell office:value-type="float" office:value="1979" calcext:value-type="float">
            <text:p>1979</text:p>
          </table:table-cell>
          <table:table-cell office:value-type="float" office:value="1769" calcext:value-type="float">
            <text:p>1769</text:p>
          </table:table-cell>
          <table:table-cell office:value-type="float" office:value="853" calcext:value-type="float">
            <text:p>853</text:p>
          </table:table-cell>
          <table:table-cell office:value-type="float" office:value="1862" calcext:value-type="float">
            <text:p>1862</text:p>
          </table:table-cell>
          <table:table-cell office:value-type="float" office:value="2409" calcext:value-type="float">
            <text:p>2409</text:p>
          </table:table-cell>
          <table:table-cell office:value-type="float" office:value="2031" calcext:value-type="float">
            <text:p>2031</text:p>
          </table:table-cell>
          <table:table-cell office:value-type="float" office:value="8276" calcext:value-type="float">
            <text:p>8276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.18191005558363" calcext:value-type="float">
            <text:p>4.18191005558363</text:p>
          </table:table-cell>
          <table:table-cell office:value-type="float" office:value="1.11192764273601" calcext:value-type="float">
            <text:p>1.11192764273601</text:p>
          </table:table-cell>
          <table:table-cell office:value-type="float" office:value="0.354088833540888" calcext:value-type="float">
            <text:p>0.354088833540888</text:p>
          </table:table-cell>
          <table:table-cell office:value-type="float" office:value="0.916789758739537" calcext:value-type="float">
            <text:p>0.916789758739537</text:p>
          </table:table-cell>
          <table:table-cell office:value-type="float" office:value="0.616436886433131" calcext:value-type="float">
            <text:p>0.616436886433131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4" calcext:value-type="float">
            <text:p>4</text:p>
          </table:table-cell>
          <table:table-cell office:value-type="float" office:value="492215" calcext:value-type="float">
            <text:p>492215</text:p>
          </table:table-cell>
          <table:table-cell office:value-type="float" office:value="1358110" calcext:value-type="float">
            <text:p>1358110</text:p>
          </table:table-cell>
          <table:table-cell office:value-type="float" office:value="19583" calcext:value-type="float">
            <text:p>19583</text:p>
          </table:table-cell>
          <table:table-cell office:value-type="float" office:value="190851" calcext:value-type="float">
            <text:p>190851</text:p>
          </table:table-cell>
          <table:table-cell office:value-type="float" office:value="130290" calcext:value-type="float">
            <text:p>130290</text:p>
          </table:table-cell>
          <table:table-cell office:value-type="float" office:value="15161" calcext:value-type="float">
            <text:p>15161</text:p>
          </table:table-cell>
          <table:table-cell office:value-type="float" office:value="19636" calcext:value-type="float">
            <text:p>19636</text:p>
          </table:table-cell>
          <table:table-cell office:value-type="float" office:value="5519" calcext:value-type="float">
            <text:p>5519</text:p>
          </table:table-cell>
          <table:table-cell office:value-type="float" office:value="21530" calcext:value-type="float">
            <text:p>21530</text:p>
          </table:table-cell>
          <table:table-cell office:value-type="float" office:value="19579" calcext:value-type="float">
            <text:p>19579</text:p>
          </table:table-cell>
          <table:table-cell office:value-type="float" office:value="24224" calcext:value-type="float">
            <text:p>24224</text:p>
          </table:table-cell>
          <table:table-cell office:value-type="float" office:value="67188" calcext:value-type="float">
            <text:p>67188</text:p>
          </table:table-cell>
          <table:table-cell office:value-type="float" office:value="22667" calcext:value-type="float">
            <text:p>2266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4.43163379724293" calcext:value-type="float">
            <text:p>4.43163379724293</text:p>
          </table:table-cell>
          <table:table-cell office:value-type="float" office:value="1.15435933998778" calcext:value-type="float">
            <text:p>1.15435933998778</text:p>
          </table:table-cell>
          <table:table-cell office:value-type="float" office:value="0.281883650850401" calcext:value-type="float">
            <text:p>0.281883650850401</text:p>
          </table:table-cell>
          <table:table-cell office:value-type="float" office:value="0.888787978863937" calcext:value-type="float">
            <text:p>0.888787978863937</text:p>
          </table:table-cell>
          <table:table-cell office:value-type="float" office:value="0.682679158086675" calcext:value-type="float">
            <text:p>0.682679158086675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5" calcext:value-type="float">
            <text:p>5</text:p>
          </table:table-cell>
          <table:table-cell office:value-type="float" office:value="2511457" calcext:value-type="float">
            <text:p>2511457</text:p>
          </table:table-cell>
          <table:table-cell office:value-type="float" office:value="12954915" calcext:value-type="float">
            <text:p>12954915</text:p>
          </table:table-cell>
          <table:table-cell office:value-type="float" office:value="105064" calcext:value-type="float">
            <text:p>105064</text:p>
          </table:table-cell>
          <table:table-cell office:value-type="float" office:value="1097582" calcext:value-type="float">
            <text:p>1097582</text:p>
          </table:table-cell>
          <table:table-cell office:value-type="float" office:value="557726" calcext:value-type="float">
            <text:p>557726</text:p>
          </table:table-cell>
          <table:table-cell office:value-type="float" office:value="90396" calcext:value-type="float">
            <text:p>90396</text:p>
          </table:table-cell>
          <table:table-cell office:value-type="float" office:value="205011" calcext:value-type="float">
            <text:p>205011</text:p>
          </table:table-cell>
          <table:table-cell office:value-type="float" office:value="36241" calcext:value-type="float">
            <text:p>36241</text:p>
          </table:table-cell>
          <table:table-cell office:value-type="float" office:value="240220" calcext:value-type="float">
            <text:p>240220</text:p>
          </table:table-cell>
          <table:table-cell office:value-type="float" office:value="104971" calcext:value-type="float">
            <text:p>104971</text:p>
          </table:table-cell>
          <table:table-cell office:value-type="float" office:value="266776" calcext:value-type="float">
            <text:p>266776</text:p>
          </table:table-cell>
          <table:table-cell office:value-type="float" office:value="455523" calcext:value-type="float">
            <text:p>455523</text:p>
          </table:table-cell>
          <table:table-cell office:value-type="float" office:value="233703" calcext:value-type="float">
            <text:p>233703</text:p>
          </table:table-cell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1200" calcext:value-type="float">
            <text:p>1200</text:p>
          </table:table-cell>
          <table:table-cell office:value-type="float" office:value="5.03919421213328" calcext:value-type="float">
            <text:p>5.03919421213328</text:p>
          </table:table-cell>
          <table:table-cell office:value-type="float" office:value="1.13995346591159" calcext:value-type="float">
            <text:p>1.13995346591159</text:p>
          </table:table-cell>
          <table:table-cell office:value-type="float" office:value="0.345247735088739" calcext:value-type="float">
            <text:p>0.345247735088739</text:p>
          </table:table-cell>
          <table:table-cell office:value-type="float" office:value="0.900455813116622" calcext:value-type="float">
            <text:p>0.900455813116622</text:p>
          </table:table-cell>
          <table:table-cell office:value-type="float" office:value="0.508140621839644" calcext:value-type="float">
            <text:p>0.508140621839644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6" calcext:value-type="float">
            <text:p>6</text:p>
          </table:table-cell>
          <table:table-cell office:value-type="float" office:value="22421803" calcext:value-type="float">
            <text:p>22421803</text:p>
          </table:table-cell>
          <table:table-cell office:value-type="float" office:value="89066126" calcext:value-type="float">
            <text:p>89066126</text:p>
          </table:table-cell>
          <table:table-cell office:value-type="float" office:value="851698" calcext:value-type="float">
            <text:p>851698</text:p>
          </table:table-cell>
          <table:table-cell office:value-type="float" office:value="9578066" calcext:value-type="float">
            <text:p>9578066</text:p>
          </table:table-cell>
          <table:table-cell office:value-type="float" office:value="5783641" calcext:value-type="float">
            <text:p>5783641</text:p>
          </table:table-cell>
          <table:table-cell office:value-type="float" office:value="699412" calcext:value-type="float">
            <text:p>699412</text:p>
          </table:table-cell>
          <table:table-cell office:value-type="float" office:value="1467310" calcext:value-type="float">
            <text:p>1467310</text:p>
          </table:table-cell>
          <table:table-cell office:value-type="float" office:value="267494" calcext:value-type="float">
            <text:p>267494</text:p>
          </table:table-cell>
          <table:table-cell office:value-type="float" office:value="1756752" calcext:value-type="float">
            <text:p>1756752</text:p>
          </table:table-cell>
          <table:table-cell office:value-type="float" office:value="851206" calcext:value-type="float">
            <text:p>851206</text:p>
          </table:table-cell>
          <table:table-cell office:value-type="float" office:value="2033765" calcext:value-type="float">
            <text:p>2033765</text:p>
          </table:table-cell>
          <table:table-cell office:value-type="float" office:value="3355859" calcext:value-type="float">
            <text:p>3355859</text:p>
          </table:table-cell>
          <table:table-cell office:value-type="float" office:value="1753217" calcext:value-type="float">
            <text:p>1753217</text:p>
          </table:table-cell>
          <table:table-cell office:value-type="float" office:value="837" calcext:value-type="float">
            <text:p>837</text:p>
          </table:table-cell>
          <table:table-cell office:value-type="float" office:value="1322" calcext:value-type="float">
            <text:p>1322</text:p>
          </table:table-cell>
          <table:table-cell office:value-type="float" office:value="1996" calcext:value-type="float">
            <text:p>1996</text:p>
          </table:table-cell>
          <table:table-cell office:value-type="float" office:value="365" calcext:value-type="float">
            <text:p>365</text:p>
          </table:table-cell>
          <table:table-cell office:value-type="float" office:value="1885" calcext:value-type="float">
            <text:p>1885</text:p>
          </table:table-cell>
          <table:table-cell office:value-type="float" office:value="1380" calcext:value-type="float">
            <text:p>1380</text:p>
          </table:table-cell>
          <table:table-cell office:value-type="float" office:value="314" calcext:value-type="float">
            <text:p>314</text:p>
          </table:table-cell>
          <table:table-cell office:value-type="float" office:value="10548" calcext:value-type="float">
            <text:p>10548</text:p>
          </table:table-cell>
          <table:table-cell office:value-type="float" office:value="4.79811470206402" calcext:value-type="float">
            <text:p>4.79811470206402</text:p>
          </table:table-cell>
          <table:table-cell office:value-type="float" office:value="1.19485112212143" calcext:value-type="float">
            <text:p>1.19485112212143</text:p>
          </table:table-cell>
          <table:table-cell office:value-type="float" office:value="0.314252954044027" calcext:value-type="float">
            <text:p>0.314252954044027</text:p>
          </table:table-cell>
          <table:table-cell office:value-type="float" office:value="0.863793014433821" calcext:value-type="float">
            <text:p>0.863793014433821</text:p>
          </table:table-cell>
          <table:table-cell office:value-type="float" office:value="0.603842257925556" calcext:value-type="float">
            <text:p>0.603842257925556</text:p>
          </table:table-cell>
        </table:table-row>
        <table:table-row table:style-name="ro1">
          <table:table-cell office:value-type="string" calcext:value-type="string">
            <text:p>Switch to release mode</text:p>
          </table:table-cell>
          <table:table-cell office:value-type="float" office:value="7" calcext:value-type="float">
            <text:p>7</text:p>
          </table:table-cell>
          <table:table-cell office:value-type="float" office:value="152092916" calcext:value-type="float">
            <text:p>152092916</text:p>
          </table:table-cell>
          <table:table-cell office:value-type="float" office:value="952906863" calcext:value-type="float">
            <text:p>952906863</text:p>
          </table:table-cell>
          <table:table-cell office:value-type="float" office:value="6094721" calcext:value-type="float">
            <text:p>6094721</text:p>
          </table:table-cell>
          <table:table-cell office:value-type="float" office:value="73782622" calcext:value-type="float">
            <text:p>73782622</text:p>
          </table:table-cell>
          <table:table-cell office:value-type="float" office:value="35582663" calcext:value-type="float">
            <text:p>35582663</text:p>
          </table:table-cell>
          <table:table-cell office:value-type="float" office:value="5338264" calcext:value-type="float">
            <text:p>5338264</text:p>
          </table:table-cell>
          <table:table-cell office:value-type="float" office:value="15923879" calcext:value-type="float">
            <text:p>15923879</text:p>
          </table:table-cell>
          <table:table-cell office:value-type="float" office:value="2460710" calcext:value-type="float">
            <text:p>2460710</text:p>
          </table:table-cell>
          <table:table-cell office:value-type="float" office:value="19663680" calcext:value-type="float">
            <text:p>19663680</text:p>
          </table:table-cell>
          <table:table-cell office:value-type="float" office:value="6089574" calcext:value-type="float">
            <text:p>6089574</text:p>
          </table:table-cell>
          <table:table-cell office:value-type="float" office:value="22851633" calcext:value-type="float">
            <text:p>22851633</text:p>
          </table:table-cell>
          <table:table-cell office:value-type="float" office:value="25209101" calcext:value-type="float">
            <text:p>25209101</text:p>
          </table:table-cell>
          <table:table-cell office:value-type="float" office:value="19098296" calcext:value-type="float">
            <text:p>19098296</text:p>
          </table:table-cell>
          <table:table-cell office:value-type="float" office:value="5416" calcext:value-type="float">
            <text:p>5416</text:p>
          </table:table-cell>
          <table:table-cell office:value-type="float" office:value="10990" calcext:value-type="float">
            <text:p>10990</text:p>
          </table:table-cell>
          <table:table-cell office:value-type="float" office:value="15487" calcext:value-type="float">
            <text:p>15487</text:p>
          </table:table-cell>
          <table:table-cell office:value-type="float" office:value="2504" calcext:value-type="float">
            <text:p>2504</text:p>
          </table:table-cell>
          <table:table-cell office:value-type="float" office:value="19445" calcext:value-type="float">
            <text:p>19445</text:p>
          </table:table-cell>
          <table:table-cell office:value-type="float" office:value="8490" calcext:value-type="float">
            <text:p>8490</text:p>
          </table:table-cell>
          <table:table-cell office:value-type="float" office:value="3475" calcext:value-type="float">
            <text:p>3475</text:p>
          </table:table-cell>
          <table:table-cell office:value-type="float" office:value="84627" calcext:value-type="float">
            <text:p>84627</text:p>
          </table:table-cell>
          <table:table-cell office:value-type="float" office:value="4.72234063358425" calcext:value-type="float">
            <text:p>4.72234063358425</text:p>
          </table:table-cell>
          <table:table-cell office:value-type="float" office:value="1.19934948011097" calcext:value-type="float">
            <text:p>1.19934948011097</text:p>
          </table:table-cell>
          <table:table-cell office:value-type="float" office:value="0.404085737360282" calcext:value-type="float">
            <text:p>0.404085737360282</text:p>
          </table:table-cell>
          <table:table-cell office:value-type="float" office:value="0.860493427318739" calcext:value-type="float">
            <text:p>0.860493427318739</text:p>
          </table:table-cell>
          <table:table-cell office:value-type="float" office:value="0.482263465779245" calcext:value-type="float">
            <text:p>0.482263465779245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2"/>
          <table:table-cell office:value-type="string" calcext:value-type="string">
            <text:p>Switch to release mode</text:p>
          </table:table-cell>
          <table:table-cell office:value-type="string" calcext:value-type="string">
            <text:p>smaller_search_and_eval_types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0.362948" calcext:value-type="float">
            <text:p>0.362948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0.494223" calcext:value-type="float">
            <text:p>0.494223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2.791628" calcext:value-type="float">
            <text:p>2.791628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1200" calcext:value-type="float">
            <text:p>1200</text:p>
          </table:table-cell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10548" calcext:value-type="float">
            <text:p>10548</text:p>
          </table:table-cell>
          <table:table-cell office:value-type="float" office:value="11556" calcext:value-type="float">
            <text:p>11556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84627" calcext:value-type="float">
            <text:p>84627</text:p>
          </table:table-cell>
          <table:table-cell office:value-type="float" office:value="88283" calcext:value-type="float">
            <text:p>88283</text:p>
          </table:table-cell>
          <table:table-cell table:number-columns-repeated="4"/>
        </table:table-row>
      </table:table>
      <table:table table:name="Sheet1" table:style-name="ta1">
        <table:table-column table:style-name="co2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01:30:10.515576807</meta:creation-date>
    <dc:date>2025-07-12T01:34:41.506573395</dc:date>
    <meta:editing-duration>PT4M31S</meta:editing-duration>
    <meta:editing-cycles>1</meta:editing-cycles>
    <meta:document-statistic meta:table-count="3" meta:cell-count="774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09cm" svg:y="3.753cm" style:legend-expansion="high" chart:style-name="ch2"/>
        <chart:plot-area chart:style-name="ch3" table:cell-range-address="13_smaller_search_and_eval_types.W22:13_smaller_search_and_eval_types.X30" chart:data-source-has-labels="row" svg:x="0.32cm" svg:y="0.18cm" svg:width="9.869cm" svg:height="8.64cm">
          <chart:coordinate-region svg:x="1.682cm" svg:y="0.38cm" svg:width="8.50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3_smaller_search_and_eval_types.W23:13_smaller_search_and_eval_types.W30" chart:label-cell-address="13_smaller_search_and_eval_types.W22:13_smaller_search_and_eval_types.W22" chart:class="chart:bar">
            <chart:data-point chart:repeated="8"/>
          </chart:series>
          <chart:series chart:style-name="ch8" chart:values-cell-range-address="13_smaller_search_and_eval_types.X23:13_smaller_search_and_eval_types.X30" chart:label-cell-address="13_smaller_search_and_eval_types.X22:13_smaller_search_and_eval_types.X22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tch to release mode</text:p>
                <draw:g>
                  <svg:desc>13_smaller_search_and_eval_types.W22:13_smaller_search_and_eval_types.W22</svg:desc>
                </draw:g>
              </table:table-cell>
              <table:table-cell office:value-type="string">
                <text:p>smaller_search_and_eval_types</text:p>
                <draw:g>
                  <svg:desc>13_smaller_search_and_eval_types.X22:13_smaller_search_and_eval_types.X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3_smaller_search_and_eval_types.W23:13_smaller_search_and_eval_types.W30</svg:desc>
                </draw:g>
              </table:table-cell>
              <table:table-cell office:value-type="float" office:value="0.362948">
                <text:p>0.362948</text:p>
                <draw:g>
                  <svg:desc>13_smaller_search_and_eval_types.X23:13_smaller_search_and_eval_types.X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94223">
                <text:p>0.494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791628">
                <text:p>2.791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48">
                <text:p>10548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27">
                <text:p>84627</text:p>
              </table:table-cell>
              <table:table-cell office:value-type="float" office:value="88283">
                <text:p>88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